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, sans-serif"/>
    <style:font-face style:name="webkit-standard" svg:font-family="webkit-standar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3b3e0" officeooo:paragraph-rsid="0013b3e0"/>
    </style:style>
    <style:style style:name="P2" style:family="paragraph" style:parent-style-name="Standard">
      <style:text-properties officeooo:rsid="0017fc91" officeooo:paragraph-rsid="0017fc91"/>
    </style:style>
    <style:style style:name="P3" style:family="paragraph" style:parent-style-name="Standard">
      <style:text-properties officeooo:rsid="001897b9" officeooo:paragraph-rsid="001897b9"/>
    </style:style>
    <style:style style:name="P4" style:family="paragraph" style:parent-style-name="Quotations">
      <style:text-properties fo:font-variant="normal" fo:text-transform="none" fo:color="#000000" style:font-name="Calibri" fo:font-size="9.25pt" fo:letter-spacing="normal" fo:font-style="normal" fo:font-weight="normal" officeooo:rsid="0013b3e0" officeooo:paragraph-rsid="00166e8d"/>
    </style:style>
    <style:style style:name="P5" style:family="paragraph" style:parent-style-name="List_20_Contents">
      <style:paragraph-properties fo:margin-top="0cm" fo:margin-bottom="0.499cm" loext:contextual-spacing="false"/>
    </style:style>
    <style:style style:name="P6" style:family="paragraph" style:parent-style-name="List_20_Heading">
      <style:text-properties officeooo:rsid="001897b9" officeooo:paragraph-rsid="001897b9"/>
    </style:style>
    <style:style style:name="P7" style:family="paragraph" style:parent-style-name="Standard">
      <style:text-properties officeooo:rsid="00195d88" officeooo:paragraph-rsid="00195d88"/>
    </style:style>
    <style:style style:name="T1" style:family="text">
      <style:text-properties officeooo:rsid="00166e8d"/>
    </style:style>
    <style:style style:name="T2" style:family="text">
      <style:text-properties fo:font-variant="normal" fo:text-transform="none" fo:color="#000000" style:font-name="webkit-standard" fo:letter-spacing="normal" fo:font-style="normal" fo:font-weight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ppellation des membres de la famille royale de France</text:p>
      <text:p text:style-name="P1"><text:a xlink:type="simple" xlink:href="https://fr.wikipedia.org/wiki/Appellations_des_membres_de_la_maison_de_France" text:style-name="Internet_20_link" text:visited-style-name="Visited_20_Internet_20_Link">https://fr.wikipedia.org/wiki/Appellations_des_membres_de_la_maison_de_France</text:a></text:p>
      <text:p text:style-name="P1"/>
      <text:p text:style-name="P1"/>
      <text:p text:style-name="P2">Liste des maréchaux de France ^s: <text:a xlink:type="simple" xlink:href="https://fr.wikipedia.org/wiki/Maréchal_de_France" text:style-name="Internet_20_link" text:visited-style-name="Visited_20_Internet_20_Link">https://fr.wikipedia.org/wiki/Mar%C3%A9chal_de_France</text:a></text:p>
      <text:p text:style-name="P2"/>
      <text:p text:style-name="P2">Pour identifier et compléter les notices des évêques, archevêques, cardinaux et papes ^s: <text:a xlink:type="simple" xlink:href="http://www.catholic-hierarchy.org/" text:style-name="Internet_20_link" text:visited-style-name="Visited_20_Internet_20_Link">http://www.catholic-hierarchy.org/</text:a></text:p>
      <text:p text:style-name="P2"/>
      <text:p text:style-name="P2">(recherches par noms d'évêchés et par noms de famille)</text:p>
      <text:p text:style-name="P1"/>
      <text:p text:style-name="P1"/>
      <text:p text:style-name="P1">identifiants et mots passe Généanet</text:p>
      <text:p text:style-name="P1"/>
      <text:p text:style-name="P4"><text:span text:style-name="T1">identifiant ^s:</text:span>bertonblivet </text:p>
      <text:p text:style-name="P4">mot de passe ^s:IReMus2019</text:p>
      <text:p text:style-name="P1"/>
      <text:p text:style-name="P3">Généalogie espagnole</text:p>
      <text:p text:style-name="P3"><text:a xlink:type="simple" xlink:href="http://www.abcgenealogia.com/default.htm" text:style-name="Internet_20_link" text:visited-style-name="Visited_20_Internet_20_Link">http://www.abcgenealogia.com/default.htm</text:a></text:p>
      <text:p text:style-name="P3"/>
      <text:p text:style-name="P3"><text:a xlink:type="simple" xlink:href="http://grandesp.org.uk/historia/gzas/medinasidonia.htm" text:style-name="Internet_20_link" text:visited-style-name="Visited_20_Internet_20_Link">http://grandesp.org.uk/historia/gzas/medinasidonia.htm</text:a></text:p>
      <text:p text:style-name="P3"/>
      <text:p text:style-name="P7">Généalogie Italie</text:p>
      <text:p text:style-name="P7"><text:a xlink:type="simple" xlink:href="http://www.treccani.it/biografico/index.html#" text:style-name="Internet_20_link" text:visited-style-name="Visited_20_Internet_20_Link"><text:span text:style-name="T2">http://www.treccani.it/biografico/index.html#</text:span></text:a></text:p>
      <text:p text:style-name="Standard"/>
      <text:p text:style-name="P3"/>
      <text:p text:style-name="P6">Généalogie France (ce sont des liens interactifs ^s; pour les activer ^s:cmd + clic)</text:p>
      <text:p text:style-name="List_20_Contents"><text:a xlink:type="simple" xlink:href="http://conde.ifrance.com/part2.htm" text:style-name="Internet_20_link" text:visited-style-name="Visited_20_Internet_20_Link">2 - Une histoire des familles Condé et Conti</text:a> </text:p>
      <text:p text:style-name="List_20_Contents"><text:a xlink:type="simple" xlink:href="http://www.heraldica.org/topics/france/officiers.htm" text:style-name="Internet_20_link" text:visited-style-name="Visited_20_Internet_20_Link">Connétable-chancelier</text:a> </text:p>
      <text:p text:style-name="List_20_Contents"><text:a xlink:type="simple" xlink:href="http://www.heraldique-europeenne.org/Regions/France/Duches.htm" text:style-name="Internet_20_link" text:visited-style-name="Visited_20_Internet_20_Link">Duchés-Pairies, Duchés et Pairies français</text:a> </text:p>
      <text:p text:style-name="List_20_Contents"><text:a xlink:type="simple" xlink:href="http://www.foixstory.com/data/genealogiq/foix/foix1/fxsavmq.htm" text:style-name="Internet_20_link" text:visited-style-name="Visited_20_Internet_20_Link">FOIXSTORY Généalogie - Les Marquis de Foix-Saverdun</text:a> </text:p>
      <text:p text:style-name="List_20_Contents"><text:a xlink:type="simple" xlink:href="http://erwan.gil.free.fr/index.php?mod=freepages&amp;pageid=122" text:style-name="Internet_20_link" text:visited-style-name="Visited_20_Internet_20_Link">GENEAGIL</text:a> </text:p>
      <text:p text:style-name="List_20_Contents"><text:a xlink:type="simple" xlink:href="http://web.genealogie.free.fr/Les_dynasties/Les_dynasties_celebres/Italie/Dynastie_de_Savoie.htm" text:style-name="Internet_20_link" text:visited-style-name="Visited_20_Internet_20_Link">genealogie</text:a> </text:p>
      <text:p text:style-name="List_20_Contents"><text:a xlink:type="simple" xlink:href="http://genealogy.euweb.cz/index.html" text:style-name="Internet_20_link" text:visited-style-name="Visited_20_Internet_20_Link">Genealogy index</text:a> </text:p>
      <text:p text:style-name="List_20_Contents"><text:a xlink:type="simple" xlink:href="http://a.decarne.free.fr/gencar/gencar.htm" text:style-name="Internet_20_link" text:visited-style-name="Visited_20_Internet_20_Link">Généalogie Famille de Carné</text:a> </text:p>
      <text:p text:style-name="List_20_Contents"><text:a xlink:type="simple" xlink:href="http://www.heraldique-europeenne.org/Regions/France/" text:style-name="Internet_20_link" text:visited-style-name="Visited_20_Internet_20_Link">héraldique européenne</text:a> </text:p>
      <text:p text:style-name="List_20_Contents"><text:a xlink:type="simple" xlink:href="http://books.google.fr/books?id=7-vFKDLGHh8C&amp;pg=PA786&amp;lpg=PA786&amp;dq=tellier+de+morsan+françois+rene&amp;source=web&amp;ots=KU9WIJ9hRf&amp;sig=fBJ4WeFEO59LMPYEJboEe1OSc9Y&amp;hl=fr&amp;sa=X&amp;oi=book_result&amp;resnum=1&amp;ct=result" text:style-name="Internet_20_link" text:visited-style-name="Visited_20_Internet_20_Link">Le Tellier ... - Google Recherche de Livres</text:a> </text:p>
      <text:p text:style-name="List_20_Contents"><text:a xlink:type="simple" xlink:href="http://www.eleves.ens.fr/home/mlnguyen/hist/mod/dea/index.html" text:style-name="Internet_20_link" text:visited-style-name="Visited_20_Internet_20_Link">Les officiers de la Maison du Roi et le cérémonial public</text:a> </text:p>
      <text:p text:style-name="List_20_Contents"><text:a xlink:type="simple" xlink:href="http://www.bellabre.com/phpGenealogie/individual.php?pid=I27817&amp;GEDCOM=geneatique.ged" text:style-name="Internet_20_link" text:visited-style-name="Visited_20_Internet_20_Link">Louis Alphonse de VALBELLE - I27817 - Informations de l&amp;apos;individu - Histoire et généalogie - Une vieille famille française les</text:a> </text:p>
      <text:p text:style-name="List_20_Contents"><text:a xlink:type="simple" xlink:href="http://vial.jean.free.fr/new_npi/revues_npi/14_2000/npi_1400/14_lorr_elb_genea2.htm" text:style-name="Internet_20_link" text:visited-style-name="Visited_20_Internet_20_Link">MAISON DE LORRAINE</text:a> </text:p>
      <text:p text:style-name="List_20_Contents"><text:a xlink:type="simple" xlink:href="http://www.duche-uzes.fr/fr/maison/genealogie.php" text:style-name="Internet_20_link" text:visited-style-name="Visited_20_Internet_20_Link">La Maison de Crussol - Chateau du Duché d&amp;apos;Uzès entre mer et Cévennes. Cité médiévale, le Duché (XIème - XVIIIème siècle) propose une étonnante promenade dans l&amp;apos;Histoire Uzès,Povence,Chateau,Duc de Crussol,Duché,Ducale,Gard,Pont du Gard,vin,cave à vin</text:a> </text:p>
      <text:p text:style-name="List_20_Contents"><text:a xlink:type="simple" xlink:href="http://www.genealogie-dupuis.org/getperson.php?personID=14647I&amp;tree=2" text:style-name="Internet_20_link" text:visited-style-name="Visited_20_Internet_20_Link">Louise-Catherine de CRUSSOL: Ascendance, cousinages &amp; généalogie</text:a> </text:p>
      <text:p text:style-name="List_20_Contents"><text:a xlink:type="simple" xlink:href="http://www.geneall.net/F/per_page.php?id=260202" text:style-name="Internet_20_link" text:visited-style-name="Visited_20_Internet_20_Link">GeneAll.net - Élisabeth de Lorraine</text:a> </text:p>
      <text:p text:style-name="List_20_Contents"><text:a xlink:type="simple" xlink:href="http://www.histoireeurope.fr/RechercheLocution.php?Locutions=B%E9raud&amp;Date1=&amp;Date2=&amp;maf=1" text:style-name="Internet_20_link" text:visited-style-name="Visited_20_Internet_20_Link">Béraud - Histoire de l&amp;apos;Europe</text:a> </text:p>
      <text:p text:style-name="List_20_Contents"><text:a xlink:type="simple" xlink:href="http://www.siefar.org/dictionnaire/fr/Dauphine_de_Sartre" text:style-name="Internet_20_link" text:visited-style-name="Visited_20_Internet_20_Link">Dauphine de Sartre - SiefarWikiFr</text:a> </text:p>
      <text:p text:style-name="List_20_Contents"><text:a xlink:type="simple" xlink:href="http://fr.wikipedia.org/wiki/Liste_historique_des_marquisats_de_France" text:style-name="Internet_20_link" text:visited-style-name="Visited_20_Internet_20_Link">Liste historique des marquisats de France - Wikipédia</text:a> </text:p>
      <text:p text:style-name="P5"><text:soft-page-break/><text:a xlink:type="simple" xlink:href="http://fr.calameo.com/read/00035755067637ad279ba" text:style-name="Internet_20_link" text:visited-style-name="Visited_20_Internet_20_Link">Banne d&amp;apos;Avéjan</text:a> </text:p>
      <text:p text:style-name="P3">Généalogie sphère germanique (idem cmd + clic)</text:p>
      <text:p text:style-name="List_20_Contents"><text:a xlink:type="simple" xlink:href="http://www.genroy.fr/prusse.htm" text:style-name="Internet_20_link" text:visited-style-name="Visited_20_Internet_20_Link">Genealogie de Prusse et d&amp;apos;Allemagne</text:a> </text:p>
      <text:p text:style-name="List_20_Contents"><text:a xlink:type="simple" xlink:href="http://a.decarne.free.fr/gencar/dat367.htm#14" text:style-name="Internet_20_link" text:visited-style-name="Visited_20_Internet_20_Link">Généalogie Famille de Carné</text:a> </text:p>
      <text:p text:style-name="P5"><text:a xlink:type="simple" xlink:href="http://jfcampio.club.fr/Navig.php?ID=4008" text:style-name="Internet_20_link" text:visited-style-name="Visited_20_Internet_20_Link">Prusse</text:a> 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, sans-serif"/>
    <style:font-face style:name="webkit-standard" svg:font-family="webkit-standar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1T09:14:00.581068000</meta:creation-date>
    <dc:date>2020-02-03T14:24:28.808677573</dc:date>
    <meta:editing-duration>PT10M41S</meta:editing-duration>
    <meta:editing-cycles>5</meta:editing-cycles>
    <meta:generator>LibreOffice/5.0.2.2$MacOSX_X86_64 LibreOffice_project/37b43f919e4de5eeaca9b9755ed688758a8251fe</meta:generator>
    <dc:creator>Nathalie Berton-Blivet</dc:creator>
    <meta:document-statistic meta:table-count="0" meta:image-count="0" meta:object-count="0" meta:page-count="2" meta:paragraph-count="38" meta:word-count="229" meta:character-count="1872" meta:non-whitespace-character-count="1657"/>
  </office:meta>
</office:document-meta>
</file>